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text-align="start"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style:font-size-asian="20pt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-8.36cm" svg:y="-0.175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5" draw:layer="layout" svg:width="22.86cm" svg:height="12.572cm" svg:x="1.5cm" svg:y="3.5cm" presentation:class="outline" presentation:user-transformed="true">
          <draw:text-box>
            <text:list text:style-name="L2">
              <text:list-header>
                <text:p text:style-name="P3"><text:span text:style-name="T2">先週やったこと</text:span></text:p>
              </text:list-header>
              <text:list-item>
                <text:p text:style-name="P3"><text:span text:style-name="T2">fadd</text:span><text:span text:style-name="T2">、</text:span><text:span text:style-name="T2">fmul</text:span><text:span text:style-name="T2">、</text:span><text:span text:style-name="T2">fdiv</text:span><text:span text:style-name="T2">、</text:span><text:span text:style-name="T2">sqrt</text:span><text:span text:style-name="T2">を</text:span><text:span text:style-name="T2">VHDL</text:span><text:span text:style-name="T2">でかき</text:span></text:p>
                <text:p text:style-name="P3"><text:span text:style-name="T2">シミュレータでテスト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qrt</text:span><text:span text:style-name="T3">がうまく動作していないので修正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-8.36cm" svg:y="-0.175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5" draw:layer="layout" svg:width="22.86cm" svg:height="12.572cm" svg:x="1.5cm" svg:y="3.5cm" presentation:class="outline" presentation:user-transformed="true">
          <draw:text-box>
            <text:list text:style-name="L2">
              <text:list-header>
                <text:p text:style-name="P3"><text:span text:style-name="T2">今週やること</text:span></text:p>
              </text:list-header>
              <text:list-item>
                <text:p text:style-name="P3"><text:span text:style-name="T2">比較命令を実装</text:span></text:p>
              </text:list-item>
              <text:list-item>
                <text:p text:style-name="P3"><text:span text:style-name="T2">実機で動作確認できるようになる</text:span></text:p>
              </text:list-item>
              <text:list-item>
                <text:p text:style-name="P3"><text:span text:style-name="T2">三角関数等のソフトウェア的な実装に</text:span></text:p>
                <text:p text:style-name="P3"><text:span text:style-name="T2">手を出す</text:span></text:p>
                <text:p text:style-name="P3"><text:span text:style-name="T2"/></text:p>
                <text:p text:style-name="P3"><text:span text:style-name="T2">できれば・・・</text:span></text:p>
              </text:list-item>
              <text:list-item>
                <text:p text:style-name="P3"><text:span text:style-name="T2">実機で動作確認</text:span></text:p>
              </text:list-item>
              <text:list-item>
                <text:p text:style-name="P3"><text:span text:style-name="T2">改良のために試行錯誤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cm" svg:height="0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0-23">10/23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cm" svg:height="0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先週やったこと（シミュレータ係）</dc:title>
    <meta:initial-creator>相馬悠紀</meta:initial-creator>
    <dc:creator>chro96 </dc:creator>
    <meta:creation-date>2012-10-22T13:07:19Z</meta:creation-date>
    <dc:date>2012-10-23T09:04:27</dc:date>
    <meta:editing-cycles>58</meta:editing-cycles>
    <meta:editing-duration>PT09H30M47S</meta:editing-duration>
    <meta:document-statistic meta:object-count="154"/>
  </office:meta>
</office:document-meta>
</file>